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2.8752in" style:type="center"/>
          <style:tab-stop style:position="6in" style:type="right"/>
        </style:tab-stops>
      </style:paragraph-properties>
    </style:style>
    <style:style style:name="P3" style:family="paragraph" style:parent-style-name="Footer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4" style:family="paragraph" style:parent-style-name="Footer">
      <style:paragraph-properties fo:margin-left="0in" fo:margin-right="0in" fo:text-align="center" style:justify-single-word="false" fo:text-indent="0in" style:auto-text-indent="false">
        <style:tab-stops>
          <style:tab-stop style:position="2.8752in" style:type="center"/>
          <style:tab-stop style:position="6in" style:type="right"/>
        </style:tab-stops>
      </style:paragraph-properties>
    </style:style>
    <style:style style:name="P5" style:family="paragraph" style:parent-style-name="Footer">
      <style:paragraph-properties fo:margin-left="0in" fo:margin-right="0in" fo:text-indent="0in" style:auto-text-indent="false">
        <style:tab-stops>
          <style:tab-stop style:position="2.8752in" style:type="center"/>
          <style:tab-stop style:position="6in" style:type="right"/>
        </style:tab-stops>
      </style:paragraph-properties>
    </style:style>
    <style:style style:name="P6" style:family="paragraph" style:parent-style-name="Footer">
      <style:paragraph-properties fo:margin-left="0in" fo:margin-right="0in" fo:line-height="100%" fo:text-align="center" style:justify-single-word="false" fo:text-indent="0in" style:auto-text-indent="false">
        <style:tab-stops/>
      </style:paragraph-properties>
    </style:style>
    <style:style style:name="P7" style:family="paragraph" style:parent-style-name="Header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148a11" officeooo:paragraph-rsid="00148a11" style:font-name-asian="Times New Roman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16c84d" officeooo:paragraph-rsid="0016c84d" style:font-name-asian="Times New Roman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13266c" officeooo:paragraph-rsid="0013266c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use-window-font-color="true" loext:opacity="0%" style:font-name="LM Roman 12" fo:font-size="20pt" fo:language="en" fo:country="US" fo:font-weight="bold" officeooo:rsid="0011de5a" officeooo:paragraph-rsid="0011de5a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P12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use-window-font-color="true" loext:opacity="0%" style:font-name="LM Roman 12" fo:font-size="16pt" fo:language="en" fo:country="US" officeooo:rsid="0011de5a" officeooo:paragraph-rsid="0013266c" style:font-name-asian="Times New Roman" style:font-size-asian="16pt" style:font-name-complex="Times New Roman" style:font-size-complex="16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M Roman 12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M Roman 12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M Roman 12" officeooo:paragraph-rsid="00270ad3"/>
    </style:style>
    <style:style style:name="P16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font-name="LM Roman 12" fo:font-size="12pt" style:font-size-asian="12pt" style:font-size-complex="12pt"/>
    </style:style>
    <style:style style:name="P17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font-name="LM Roman 12" fo:font-size="12pt" officeooo:paragraph-rsid="0011de5a" style:font-size-asian="12pt" style:font-size-complex="12pt"/>
    </style:style>
    <style:style style:name="P18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font-name="LM Roman 12" fo:font-size="16pt" officeooo:paragraph-rsid="0013266c" style:font-size-asian="16pt" style:font-size-complex="16pt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font-name="LM Roman 12"/>
    </style:style>
    <style:style style:name="P2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font-name="LM Roman 12" officeooo:paragraph-rsid="0013266c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M Roman 12" fo:font-size="20pt" fo:font-style="italic" style:font-size-asian="20pt" style:font-style-asian="italic" style:font-size-complex="20pt" style:font-style-complex="italic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M Roman 12"/>
    </style:style>
    <style:style style:name="P23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M Roman 12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M Roman 12"/>
    </style:style>
    <style:style style:name="P25" style:family="paragraph" style:parent-style-name="Standard">
      <style:text-properties style:use-window-font-color="true" loext:opacity="0%" style:font-name="LM Roman 12" fo:font-size="12pt" fo:language="en" fo:country="US" officeooo:rsid="0016c84d" officeooo:paragraph-rsid="0016c84d" style:font-name-asian="Times New Roman" style:font-size-asian="12pt" style:font-name-complex="Times New Roman" style:font-size-complex="10pt" style:language-complex="ar" style:country-complex="SA"/>
    </style:style>
    <style:style style:name="P26" style:family="paragraph" style:parent-style-name="Standard">
      <style:text-properties style:use-window-font-color="true" loext:opacity="0%" style:font-name="LM Roman 12" fo:font-size="12pt" fo:language="en" fo:country="US" officeooo:rsid="0020f3b0" officeooo:paragraph-rsid="0020f3b0" style:font-name-asian="Times New Roman" style:font-size-asian="12pt" style:font-name-complex="Times New Roman" style:font-size-complex="10pt" style:language-complex="ar" style:country-complex="SA"/>
    </style:style>
    <style:style style:name="P2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  <style:text-properties style:font-name="LM Roman 12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M Roman 12" officeooo:rsid="00270ad3" officeooo:paragraph-rsid="00270ad3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M Roman 12"/>
    </style:style>
    <style:style style:name="P3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13266c" officeooo:paragraph-rsid="00291e20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13266c" officeooo:paragraph-rsid="00291e20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291e20" officeooo:paragraph-rsid="00291e20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loext:opacity="0%" style:font-name="LM Roman 12" fo:font-size="12pt" fo:language="en" fo:country="US" officeooo:rsid="00291e20" officeooo:paragraph-rsid="00291e20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LM Roman 12" officeooo:rsid="00270ad3" officeooo:paragraph-rsid="00291e20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LM Roman 12" officeooo:paragraph-rsid="00291e20"/>
    </style:style>
    <style:style style:name="T1" style:family="text">
      <style:text-properties officeooo:rsid="0011de5a"/>
    </style:style>
    <style:style style:name="T2" style:family="text">
      <style:text-properties officeooo:rsid="0013266c"/>
    </style:style>
    <style:style style:name="T3" style:family="text">
      <style:text-properties style:use-window-font-color="true" loext:opacity="0%" fo:language="en" fo:country="US" officeooo:rsid="0013266c" style:font-name-asian="Times New Roman" style:font-name-complex="Times New Roman" style:language-complex="ar" style:country-complex="SA"/>
    </style:style>
    <style:style style:name="T4" style:family="text">
      <style:text-properties style:use-window-font-color="true" loext:opacity="0%" fo:font-size="16pt" fo:language="en" fo:country="US" officeooo:rsid="0013266c" style:font-name-asian="Times New Roman" style:font-size-asian="16pt" style:font-name-complex="Times New Roman" style:font-size-complex="16pt" style:language-complex="ar" style:country-complex="SA"/>
    </style:style>
    <style:style style:name="T5" style:family="text">
      <style:text-properties style:use-window-font-color="true" loext:opacity="0%" fo:font-size="16pt" fo:language="en" fo:country="US" officeooo:rsid="0018ef4d" style:font-name-asian="Times New Roman" style:font-size-asian="16pt" style:font-name-complex="Times New Roman" style:font-size-complex="16pt" style:language-complex="ar" style:country-complex="SA"/>
    </style:style>
    <style:style style:name="T6" style:family="text">
      <style:text-properties style:use-window-font-color="true" loext:opacity="0%" fo:font-size="12pt" fo:language="en" fo:country="US" officeooo:rsid="0013266c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officeooo:rsid="00148a11"/>
    </style:style>
    <style:style style:name="T8" style:family="text">
      <style:text-properties officeooo:rsid="00199590"/>
    </style:style>
    <style:style style:name="T9" style:family="text">
      <style:text-properties officeooo:rsid="001ea33f"/>
    </style:style>
    <style:style style:name="T10" style:family="text">
      <style:text-properties officeooo:rsid="001ff476"/>
    </style:style>
    <style:style style:name="T11" style:family="text">
      <style:text-properties officeooo:rsid="00229392"/>
    </style:style>
    <style:style style:name="T12" style:family="text">
      <style:text-properties officeooo:rsid="00237d27"/>
    </style:style>
    <style:style style:name="T13" style:family="text">
      <style:text-properties officeooo:rsid="00270ad3"/>
    </style:style>
    <style:style style:name="T14" style:family="text">
      <style:text-properties fo:font-size="12pt" officeooo:rsid="00270ad3" style:font-size-asian="12pt" style:font-size-complex="1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officeooo:rsid="00291e20"/>
    </style:style>
    <style:style style:name="T17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ge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9"/>
      <text:p text:style-name="P19"/>
      <text:p text:style-name="P19">UNIVERSITY OF CALIFORNIA, <text:span text:style-name="T2">SANTA BARBARA</text:span></text:p>
      <text:p text:style-name="P19"/>
      <text:p text:style-name="P19"/>
      <text:p text:style-name="P11">CHON: From physical simulation to musical gesture</text:p>
      <text:p text:style-name="P18"/>
      <text:p text:style-name="P18">by</text:p>
      <text:p text:style-name="P12">Rodney Du<text:span text:style-name="T8">P</text:span>lessis</text:p>
      <text:p text:style-name="P16"/>
      <text:p text:style-name="P16"/>
      <text:p text:style-name="P16"/>
      <text:p text:style-name="P17"><text:span text:style-name="T1">P</text:span>roject documentation submitted in partial fulfillment for the degree of</text:p>
      <text:p text:style-name="P17"/>
      <text:p text:style-name="P17">Master of Science </text:p>
      <text:p text:style-name="P17">in</text:p>
      <text:p text:style-name="P17">Media Arts and Technology</text:p>
      <text:p text:style-name="P17"/>
      <text:p text:style-name="P17"/>
      <text:p text:style-name="P17"/>
      <text:p text:style-name="P17"/>
      <text:p text:style-name="P17">Committee:</text:p>
      <text:p text:style-name="P16">Professor <text:span text:style-name="T3">Curtis Roads,</text:span> Chair</text:p>
      <text:p text:style-name="P16">Professor <text:span text:style-name="T3">JoAnn Kuchera-Morin</text:span></text:p>
      <text:p text:style-name="P10">Dr. Karl Yerkes</text:p>
      <text:p text:style-name="P24"/>
      <text:p text:style-name="P24"/>
      <text:p text:style-name="P20"><text:span text:style-name="T5">April</text:span><text:span text:style-name="T4"> 2021</text:span></text:p>
      <text:p text:style-name="P14"><text:soft-page-break/></text:p>
      <text:p text:style-name="P14"/>
      <text:p text:style-name="P14"/>
      <text:p text:style-name="P14"/>
      <text:p text:style-name="P33">The Masters Project of Rodney DuPlessis is approved.</text:p>
      <text:p text:style-name="P28"><text:span text:style-name="T15"/></text:p>
      <text:p text:style-name="P34"><text:span text:style-name="T6">_____________________________</text:span></text:p>
      <text:p text:style-name="P35"><text:span text:style-name="T13">Curtis Roads, Chair</text:span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>_____________________________</text:span></text:p>
      <text:p text:style-name="P31">JoAnn Kuchera-Morin</text:p>
      <text:p text:style-name="P31"/>
      <text:p text:style-name="P31"/>
      <text:p text:style-name="P31"/>
      <text:p text:style-name="P31">_____________________________</text:p>
      <text:p text:style-name="P30">Karl Yerkes</text:p>
      <text:p text:style-name="P30"/>
      <text:p text:style-name="P30"/>
      <text:p text:style-name="P30"/>
      <text:p text:style-name="P30"/>
      <text:p text:style-name="P32">April 2021</text:p>
      <text:p text:style-name="P22"/>
      <text:p text:style-name="P15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8">CHON: <text:s/>From physical simulation to musical gesture</text:p>
      <text:p text:style-name="P14"/>
      <text:p text:style-name="P14">Copyright © 20<text:span text:style-name="T7">21</text:span></text:p>
      <text:p text:style-name="P14">by</text:p>
      <text:p text:style-name="P8">Rodney DuPlessis</text:p>
      <text:p text:style-name="P22"/>
      <text:p text:style-name="P21">ACKNOWLEDGMENTS</text:p>
      <text:p text:style-name="P13"/>
      <text:p text:style-name="P26">I would like to thank my committee for their support and guidance over the course of my time in the Media Arts &amp; Technology program. I also thank Andres Cabrera and the Allosphere Research Group for their work on Allolib, which provided <text:span text:style-name="T11">a solid</text:span> foundation <text:span text:style-name="T11">for CHON</text:span>. <text:s/><text:span text:style-name="T11">I am grateful to my </text:span>cohort and colleagues <text:span text:style-name="T11">for our countless stimulating conversations and for holding space for inspiration and creativity to flourish. I want to express my deep gratitude to my wife for </text:span><text:span text:style-name="T12">supporting me through the long days and late nights of frenzied coding and experimentation. Finally, I thank Suki and Appa for their understated moral support.</text:span></text:p>
      <text:p text:style-name="P23">ABSTRACT</text:p>
      <text:p text:style-name="P14"/>
      <text:p text:style-name="P9">CHON: From physical simulation to musical gesture</text:p>
      <text:p text:style-name="P14"/>
      <text:p text:style-name="P14">by</text:p>
      <text:p text:style-name="P13"/>
      <text:p text:style-name="P9">Rodney DuPlessis</text:p>
      <text:p text:style-name="P14"/>
      <text:p text:style-name="P25">Physical metaphor provides a visceral and universal logical framework for composing musical gestures. Physical simulations can aid the composer to create musical gestures based in complex physical metaphors. CHON (Coupled Harmonic Oscillator Network) is a cross-platform application for simulating mass-spring networks and sonifying the <text:span text:style-name="T9">motion of individual particles</text:span>. CHON is an interactive instrument that can provide complex, yet tangible and physically based, control data for synthesis, sound processing, and musical score generation. <text:span text:style-name="T10">This system builds on the idea of the traditional LFO by coupling the movement of multiple control signals using physical princip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orphans="2" fo:widows="2" fo:text-indent="0.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1in" fo:margin-right="0in" fo:text-indent="0in" style:auto-text-indent="false">
        <style:tab-stops>
          <style:tab-stop style:position="5.7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5in" fo:margin-right="0in" fo:text-indent="0in" style:auto-text-indent="false">
        <style:tab-stops>
          <style:tab-stop style:position="5.7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text-indent="0in" style:auto-text-indent="false">
        <style:tab-stops>
          <style:tab-stop style:position="5.7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</style:style>
    <style:style style:name="long_20_quote" style:display-name="long quote" style:family="paragraph">
      <style:paragraph-properties fo:margin-left="0.25in" fo:margin-right="0in" fo:text-align="justify" style:justify-single-word="false" fo:orphans="2" fo:widows="2" fo:text-indent="0.25in" style:auto-text-indent="false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Numbered_20_Head" style:display-name="Numbered Head" style:family="paragraph">
      <style:paragraph-properties style:line-height-at-least="0.3335in" fo:orphans="2" fo:widows="2" style:writing-mode="lr-tb"/>
      <style:text-properties style:use-window-font-color="true" loext:opacity="0%" style:font-name="Times" fo:font-family="Times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sub_20_heads" style:display-name="sub heads" style:family="paragraph" style:parent-style-name="long_20_quote">
      <style:paragraph-properties fo:margin-left="0in" fo:margin-right="0in" style:line-height-at-least="0.3335in" fo:text-indent="0.25in" style:auto-text-indent="false"/>
      <style:text-properties fo:font-weight="bold" style:font-weight-asian="bold"/>
    </style:style>
    <style:style style:name="subhead_20_text" style:display-name="subhead text" style:family="paragraph" style:parent-style-name="sub_20_heads">
      <style:paragraph-properties fo:margin-left="0.25in" fo:margin-right="0in" fo:line-height="100%" fo:text-indent="0.25in" style:auto-text-indent="false"/>
      <style:text-properties fo:font-weight="normal" style:font-weight-asian="normal"/>
    </style:style>
    <style:style style:name="Reference_20_Style" style:display-name="Reference Style" style:family="paragraph" style:parent-style-name="Standard">
      <style:paragraph-properties fo:margin-left="0.5in" fo:margin-right="0in" fo:line-height="100%" fo:text-indent="-0.25in" style:auto-text-indent="false"/>
    </style:style>
    <style:style style:name="H3" style:family="paragraph" style:parent-style-name="Standard" style:next-style-name="Standard" style:default-outline-level="4" style:list-style-name="">
      <style:paragraph-properties fo:margin-left="0in" fo:margin-right="0in" fo:margin-top="0.0693in" fo:margin-bottom="0.0693in" style:contextual-spacing="false" fo:line-height="100%" fo:text-align="start" style:justify-single-word="false" fo:text-indent="0in" style:auto-text-indent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>
        <style:tab-stops>
          <style:tab-stop style:position="5.7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.25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.25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25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25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25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25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.25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style:contextual-spacing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25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text-indent="0.25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style:contextual-spacing="false" fo:text-indent="0.25in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3in" fo:margin-right="0in" fo:text-indent="0.25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.25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false" fo:text-indent="0.25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false" fo:text-indent="0.25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false" fo:text-indent="0.25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style:contextual-spacing="false" fo:text-indent="0.25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style:contextual-spacing="false" fo:text-indent="0.25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left="0in" fo:margin-right="0in" fo:line-height="200%" fo:orphans="2" fo:widows="2" fo:text-indent="0.25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Message_20_Header" style:display-name="Message Header" style:family="paragraph" style:parent-style-name="Standard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5in" fo:margin-right="0in" fo:text-indent="0.25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.25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in" style:type="center"/>
          <style:tab-stop style:position="6.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Default_20_Paragraph_20_Font" style:display-name="Default Paragraph Font" style:family="text"/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use-window-font-color="true" loext:opacity="0%" style:text-line-through-style="none" style:text-line-through-type="none" style:text-position="super 58%" style:font-name="Times New Roman" fo:font-family="'Times New Roman'" style:font-family-generic="roman" style:font-pitch="variable" fo:font-size="12pt" style:letter-kerning="false" style:font-size-asian="12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2.8752in" style:type="center"/>
          <style:tab-stop style:position="6in" style:type="right"/>
        </style:tab-stops>
      </style:paragraph-properties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MP4" style:family="paragraph" style:parent-style-name="Footer">
      <style:paragraph-properties fo:margin-left="0in" fo:margin-right="0in" fo:text-indent="0in" style:auto-text-indent="false">
        <style:tab-stops>
          <style:tab-stop style:position="2.8752in" style:type="center"/>
          <style:tab-stop style:position="6in" style:type="right"/>
        </style:tab-stops>
      </style:paragraph-properties>
    </style:style>
    <style:style style:name="MP5" style:family="paragraph" style:parent-style-name="Footer">
      <style:paragraph-properties fo:margin-left="0in" fo:margin-right="0in" fo:line-height="100%" fo:text-align="center" style:justify-single-word="false" fo:text-indent="0in" style:auto-text-indent="false">
        <style:tab-stops/>
      </style:paragraph-properties>
    </style:style>
    <style:style style:name="MP6" style:family="paragraph" style:parent-style-name="Header">
      <style:paragraph-properties fo:margin-left="0in" fo:margin-right="0in" fo:text-indent="0in" style:auto-text-indent="false"/>
    </style:style>
    <style:style style:name="MP7" style:family="paragraph" style:parent-style-name="Footer">
      <style:paragraph-properties fo:margin-left="0in" fo:margin-right="0in" fo:text-align="center" style:justify-single-word="false" fo:text-indent="0in" style:auto-text-indent="false">
        <style:tab-stops>
          <style:tab-stop style:position="2.8752in" style:type="center"/>
          <style:tab-stop style:position="6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ge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5in" fo:page-height="11in" style:num-format="i" style:print-orientation="portrait" fo:margin-top="1in" fo:margin-bottom="1in" fo:margin-left="1.3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i" style:print-orientation="portrait" fo:margin-top="0.5in" fo:margin-bottom="0.5in" fo:margin-left="1.3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.3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/>
      </style:header>
      <style:header-first>
        <text:p text:style-name="Header_20_left"/>
      </style:header-first>
      <style:footer>
        <text:p text:style-name="MP2"><draw:frame draw:style-name="Mfr1" draw:name="Frame3" text:anchor-type="paragraph" svg:y="10.0508in" draw:z-index="0"><draw:text-box fo:min-height="0.0228in" fo:min-width="0.0161in"><text:p text:style-name="MP3"><text:span text:style-name="Page_20_Number"><text:page-number text:select-page="current">0</text:page-number></text:span></text:p></draw:text-box></draw:frame></text:p>
      </style:footer>
      <style:footer-first>
        <text:p text:style-name="Footer"/>
      </style:footer-first>
    </style:master-page>
    <style:master-page style:name="Convert_20_2" style:display-name="Convert 2" style:page-layout-name="Mpm3">
      <style:header>
        <text:p text:style-name="MP1"/>
      </style:header>
      <style:footer>
        <text:p text:style-name="MP4"><draw:frame draw:style-name="Mfr1" draw:name="Frame4" text:anchor-type="paragraph" svg:y="10.0508in" draw:z-index="0"><draw:text-box fo:min-height="0.0228in" fo:min-width="0.0161in"><text:p text:style-name="MP5"><text:span text:style-name="Page_20_Number"><text:page-number text:select-page="current">0</text:page-number></text:span></text:p></draw:text-box></draw:frame></text:p>
      </style:footer>
    </style:master-page>
    <style:master-page style:name="Convert_20_3" style:display-name="Convert 3" style:page-layout-name="Mpm3">
      <style:header>
        <text:p text:style-name="MP6"/>
      </style:header>
      <style:footer>
        <text:p text:style-name="MP7"><draw:frame draw:style-name="Mfr1" draw:name="Frame5" text:anchor-type="paragraph" svg:y="10.0508in" draw:z-index="0"><draw:text-box fo:min-height="0.0228in" fo:min-width="0.0161in"><text:p text:style-name="MP5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C Santa Barbara dissertation template</dc:title>
    <dc:subject/>
    <meta:keyword/>
    <dc:description/>
    <meta:initial-creator>John Hajda</meta:initial-creator>
    <meta:creation-date>2011-12-13T14:55:00</meta:creation-date>
    <dc:date>2021-04-19T20:04:58.598456947</dc:date>
    <meta:print-date>2014-03-03T10:10:00</meta:print-date>
    <meta:editing-cycles>23</meta:editing-cycles>
    <meta:editing-duration>PT1H32M15S</meta:editing-duration>
    <meta:generator>LibreOffice/7.0.4.2$Linux_X86_64 LibreOffice_project/00$Build-2</meta:generator>
    <meta:document-statistic meta:table-count="0" meta:image-count="0" meta:object-count="0" meta:page-count="5" meta:paragraph-count="35" meta:word-count="293" meta:character-count="1993" meta:non-whitespace-character-count="1732"/>
  </office:meta>
</office:document-meta>
</file>